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BlinkMacSystemFont, 'Segoe UI', Roboto, 'Helvetica Neue', Helvetica, 'PingFang SC', 'Hiragino Sans GB', 'Microsoft YaHei', SimSun, sans-serif"/>
    <style:font-face style:name="OpenSymbol" svg:font-family="OpenSymbol" style:font-charset="x-symbol"/>
    <style:font-face style:name="Source Code Pro" svg:font-family="'Source Code Pro', monospace"/>
    <style:font-face style:name="apple-system" svg:font-family="apple-system, BlinkMacSystemFont, 'Segoe UI', 'Noto Sans', Helvetica, Arial, sans-serif, 'Apple Color Emoji', 'Segoe UI Emoji'"/>
    <style:font-face style:name="inherit" svg:font-family="inherit"/>
  </office:font-face-decls>
  <office:automatic-styles>
    <style:style style:name="Table1" style:family="table">
      <style:table-properties style:width="3.3382in" table:align="left"/>
    </style:style>
    <style:style style:name="Table1.A" style:family="table-column">
      <style:table-column-properties style:column-width="1.8069in"/>
    </style:style>
    <style:style style:name="Table1.B" style:family="table-column">
      <style:table-column-properties style:column-width="1.5313in"/>
    </style:style>
    <style:style style:name="Table1.A1" style:family="table-cell">
      <style:table-cell-properties style:vertical-align="middle" fo:padding="0.0194in" fo:border="0.05pt solid #000000"/>
    </style:style>
    <style:style style:name="P1" style:family="paragraph" style:parent-style-name="Standard">
      <style:text-properties officeooo:rsid="00102c03" officeooo:paragraph-rsid="00102c03"/>
    </style:style>
    <style:style style:name="P2" style:family="paragraph" style:parent-style-name="Standard">
      <style:text-properties officeooo:rsid="0015bd74" officeooo:paragraph-rsid="0015bd74"/>
    </style:style>
    <style:style style:name="P3" style:family="paragraph" style:parent-style-name="Standard">
      <style:text-properties officeooo:rsid="0015bd74" officeooo:paragraph-rsid="004d6339"/>
    </style:style>
    <style:style style:name="P4" style:family="paragraph" style:parent-style-name="Horizontal_20_Line">
      <style:text-properties officeooo:rsid="0015bd74"/>
    </style:style>
    <style:style style:name="P5" style:family="paragraph" style:parent-style-name="Standard">
      <style:text-properties officeooo:rsid="00194b38" officeooo:paragraph-rsid="00194b38"/>
    </style:style>
    <style:style style:name="P6" style:family="paragraph" style:parent-style-name="Standard">
      <style:text-properties officeooo:rsid="00194b38" officeooo:paragraph-rsid="0050386f"/>
    </style:style>
    <style:style style:name="P7" style:family="paragraph" style:parent-style-name="Standard">
      <style:text-properties officeooo:rsid="0037c708" officeooo:paragraph-rsid="0037c708"/>
    </style:style>
    <style:style style:name="P8" style:family="paragraph" style:parent-style-name="Standard">
      <style:text-properties officeooo:rsid="003a9da7" officeooo:paragraph-rsid="003a9da7"/>
    </style:style>
    <style:style style:name="P9" style:family="paragraph" style:parent-style-name="Text_20_body">
      <style:text-properties officeooo:rsid="003a9da7" officeooo:paragraph-rsid="003a9da7"/>
    </style:style>
    <style:style style:name="P10" style:family="paragraph" style:parent-style-name="Standard">
      <style:paragraph-properties fo:break-before="page"/>
      <style:text-properties officeooo:rsid="003a9da7" officeooo:paragraph-rsid="003a9da7"/>
    </style:style>
    <style:style style:name="P11" style:family="paragraph" style:parent-style-name="Text_20_body">
      <style:text-properties officeooo:paragraph-rsid="003a9da7"/>
    </style:style>
    <style:style style:name="P12" style:family="paragraph" style:parent-style-name="Standard">
      <style:text-properties officeooo:rsid="00401b50" officeooo:paragraph-rsid="00401b50"/>
    </style:style>
    <style:style style:name="P13" style:family="paragraph" style:parent-style-name="Standard">
      <style:text-properties officeooo:rsid="002f8699" officeooo:paragraph-rsid="002f8699"/>
    </style:style>
    <style:style style:name="P14" style:family="paragraph" style:parent-style-name="Standard">
      <style:text-properties officeooo:rsid="002f8699" officeooo:paragraph-rsid="0055691f"/>
    </style:style>
    <style:style style:name="P15" style:family="paragraph" style:parent-style-name="Standard">
      <style:text-properties fo:font-size="12pt" officeooo:rsid="00401b50" officeooo:paragraph-rsid="0055691f" style:font-size-asian="12pt" style:font-size-complex="12pt"/>
    </style:style>
    <style:style style:name="P16" style:family="paragraph" style:parent-style-name="Standard">
      <style:text-properties fo:color="#000000" loext:opacity="100%" style:font-name="Liberation Serif" fo:font-size="12pt" officeooo:rsid="00401b50" officeooo:paragraph-rsid="0055691f" style:font-size-asian="12pt" style:font-size-complex="12pt"/>
    </style:style>
    <style:style style:name="P17" style:family="paragraph" style:parent-style-name="Standard">
      <style:text-properties fo:font-variant="normal" fo:text-transform="none" fo:color="#1f2328" loext:opacity="100%" style:font-name="apple-system" fo:font-size="12pt" fo:letter-spacing="normal" fo:font-style="normal" fo:font-weight="normal" officeooo:rsid="003a9da7" officeooo:paragraph-rsid="003a9da7"/>
    </style:style>
    <style:style style:name="P18" style:family="paragraph" style:parent-style-name="Text_20_body">
      <style:text-properties fo:font-variant="normal" fo:text-transform="none" fo:color="#1f2328" loext:opacity="100%" style:font-name="apple-system" fo:font-size="12pt" fo:letter-spacing="normal" fo:font-style="normal" fo:font-weight="normal" officeooo:rsid="003a9da7" officeooo:paragraph-rsid="003a9da7"/>
    </style:style>
    <style:style style:name="P19" style:family="paragraph" style:parent-style-name="Standard">
      <style:text-properties fo:font-variant="normal" fo:text-transform="none" fo:color="#000000" loext:opacity="100%" style:font-name="Liberation Serif" fo:font-size="12pt" fo:letter-spacing="normal" fo:font-style="normal" fo:font-weight="normal" officeooo:rsid="00401b50" officeooo:paragraph-rsid="0055691f" style:font-size-asian="12pt" style:font-size-complex="12pt"/>
    </style:style>
    <style:style style:name="P20" style:family="paragraph" style:parent-style-name="Standard">
      <style:text-properties fo:font-variant="normal" fo:text-transform="none" fo:color="#4b4b4b" loext:opacity="100%" style:font-name="Arial" fo:font-size="10.5pt" fo:letter-spacing="normal" fo:font-style="normal" fo:font-weight="normal" officeooo:rsid="004b73ef" officeooo:paragraph-rsid="002f8699"/>
    </style:style>
    <style:style style:name="P21" style:family="paragraph" style:parent-style-name="Standard">
      <style:text-properties fo:font-variant="normal" fo:text-transform="none" fo:color="#4b4b4b" loext:opacity="100%" style:font-name="Arial" fo:font-size="10.5pt" fo:letter-spacing="normal" fo:font-style="normal" fo:font-weight="normal" officeooo:rsid="004b73ef" officeooo:paragraph-rsid="0055691f"/>
    </style:style>
    <style:style style:name="P22" style:family="paragraph" style:parent-style-name="Standard">
      <style:text-properties officeooo:rsid="0013131e" officeooo:paragraph-rsid="0013131e"/>
    </style:style>
    <style:style style:name="P23" style:family="paragraph" style:parent-style-name="Standard">
      <style:paragraph-properties fo:break-before="page"/>
      <style:text-properties officeooo:rsid="0013131e" officeooo:paragraph-rsid="0013131e"/>
    </style:style>
    <style:style style:name="P24" style:family="paragraph" style:parent-style-name="Standard">
      <style:text-properties officeooo:rsid="0027a78e" officeooo:paragraph-rsid="0027a78e"/>
    </style:style>
    <style:style style:name="P25" style:family="paragraph" style:parent-style-name="Standard">
      <style:paragraph-properties fo:break-before="page"/>
      <style:text-properties officeooo:rsid="0027a78e" officeooo:paragraph-rsid="0027a78e"/>
    </style:style>
    <style:style style:name="P26" style:family="paragraph" style:parent-style-name="Heading_20_3">
      <style:paragraph-properties fo:margin-top="0in" fo:margin-bottom="0.1965in" style:contextual-spacing="false" style:writing-mode="lr-tb"/>
      <style:text-properties officeooo:rsid="0027a78e" officeooo:paragraph-rsid="0055691f"/>
    </style:style>
    <style:style style:name="P27" style:family="paragraph" style:parent-style-name="Preformatted_20_Text">
      <style:paragraph-properties fo:margin-top="0in" fo:margin-bottom="0.1965in" style:contextual-spacing="false" style:writing-mode="lr-tb"/>
      <style:text-properties officeooo:rsid="0027a78e" officeooo:paragraph-rsid="0055691f"/>
    </style:style>
    <style:style style:name="P28" style:family="paragraph" style:parent-style-name="Standard">
      <style:paragraph-properties fo:margin-top="0in" fo:margin-bottom="0.1965in" style:contextual-spacing="false" style:writing-mode="lr-tb"/>
      <style:text-properties officeooo:rsid="0027a78e" officeooo:paragraph-rsid="0055691f"/>
    </style:style>
    <style:style style:name="P29" style:family="paragraph" style:parent-style-name="Standard">
      <style:text-properties officeooo:rsid="0027a78e" officeooo:paragraph-rsid="0055691f"/>
    </style:style>
    <style:style style:name="P30" style:family="paragraph" style:parent-style-name="Standard">
      <style:text-properties officeooo:rsid="0027a78e" officeooo:paragraph-rsid="0056020d"/>
    </style:style>
    <style:style style:name="P31" style:family="paragraph" style:parent-style-name="Standard">
      <style:paragraph-properties fo:margin-top="0in" fo:margin-bottom="0.1965in" style:contextual-spacing="false" style:writing-mode="lr-tb"/>
      <style:text-properties officeooo:rsid="0027a78e" officeooo:paragraph-rsid="0056020d"/>
    </style:style>
    <style:style style:name="P32" style:family="paragraph" style:parent-style-name="Standard">
      <style:text-properties officeooo:rsid="001a788f" officeooo:paragraph-rsid="001a788f"/>
    </style:style>
    <style:style style:name="P33" style:family="paragraph" style:parent-style-name="Standard">
      <style:text-properties officeooo:paragraph-rsid="0044b329"/>
    </style:style>
    <style:style style:name="P34" style:family="paragraph" style:parent-style-name="Standard">
      <style:text-properties officeooo:rsid="0044b329" officeooo:paragraph-rsid="0044b329"/>
    </style:style>
    <style:style style:name="P35" style:family="paragraph" style:parent-style-name="Standard">
      <style:text-properties officeooo:rsid="002d0784" officeooo:paragraph-rsid="002d0784"/>
    </style:style>
    <style:style style:name="P36" style:family="paragraph" style:parent-style-name="Standard">
      <style:text-properties officeooo:rsid="001795f4" officeooo:paragraph-rsid="001795f4"/>
    </style:style>
    <style:style style:name="P37" style:family="paragraph" style:parent-style-name="Standard">
      <style:text-properties officeooo:rsid="0012d82c" officeooo:paragraph-rsid="0012d82c"/>
    </style:style>
    <style:style style:name="P38" style:family="paragraph" style:parent-style-name="Standard">
      <style:text-properties officeooo:rsid="0012d82c" officeooo:paragraph-rsid="0013131e"/>
    </style:style>
    <style:style style:name="P39" style:family="paragraph" style:parent-style-name="Standard">
      <style:text-properties officeooo:rsid="00302810" officeooo:paragraph-rsid="00302810"/>
    </style:style>
    <style:style style:name="P40" style:family="paragraph" style:parent-style-name="Standard">
      <style:text-properties officeooo:rsid="0028b296" officeooo:paragraph-rsid="0028b296"/>
    </style:style>
    <style:style style:name="P41" style:family="paragraph" style:parent-style-name="Standard">
      <style:text-properties officeooo:rsid="00228157" officeooo:paragraph-rsid="00228157"/>
    </style:style>
    <style:style style:name="P42" style:family="paragraph" style:parent-style-name="Standard">
      <style:text-properties officeooo:rsid="00219f9d" officeooo:paragraph-rsid="00219f9d"/>
    </style:style>
    <style:style style:name="P43" style:family="paragraph" style:parent-style-name="Text_20_body">
      <style:text-properties officeooo:rsid="003bd77a" officeooo:paragraph-rsid="003bd77a"/>
    </style:style>
    <style:style style:name="P44" style:family="paragraph" style:parent-style-name="Standard">
      <style:text-properties officeooo:rsid="004d6339" officeooo:paragraph-rsid="0015bd74"/>
    </style:style>
    <style:style style:name="P45" style:family="paragraph" style:parent-style-name="Standard">
      <style:text-properties officeooo:rsid="004d6339" officeooo:paragraph-rsid="004d6339"/>
    </style:style>
    <style:style style:name="P46" style:family="paragraph" style:parent-style-name="Standard">
      <style:text-properties officeooo:rsid="004d6339" officeooo:paragraph-rsid="004e14c5"/>
    </style:style>
    <style:style style:name="P47" style:family="paragraph" style:parent-style-name="Standard">
      <style:text-properties officeooo:paragraph-rsid="0015bd74"/>
    </style:style>
    <style:style style:name="P48" style:family="paragraph" style:parent-style-name="Heading_20_3">
      <style:text-properties officeooo:paragraph-rsid="0055691f"/>
    </style:style>
    <style:style style:name="P49" style:family="paragraph" style:parent-style-name="Preformatted_20_Text">
      <style:paragraph-properties style:writing-mode="lr-tb"/>
      <style:text-properties officeooo:paragraph-rsid="0055691f"/>
    </style:style>
    <style:style style:name="P50" style:family="paragraph" style:parent-style-name="Preformatted_20_Text">
      <style:paragraph-properties fo:margin-top="0in" fo:margin-bottom="0.1965in" style:contextual-spacing="false" style:writing-mode="lr-tb"/>
      <style:text-properties officeooo:paragraph-rsid="0055691f"/>
    </style:style>
    <style:style style:name="P51" style:family="paragraph" style:parent-style-name="Standard">
      <style:text-properties officeooo:paragraph-rsid="0055691f"/>
    </style:style>
    <style:style style:name="P52" style:family="paragraph" style:parent-style-name="Text_20_body">
      <style:text-properties officeooo:paragraph-rsid="0055691f"/>
    </style:style>
    <style:style style:name="P53" style:family="paragraph" style:parent-style-name="Preformatted_20_Text">
      <style:paragraph-properties style:writing-mode="lr-tb"/>
    </style:style>
    <style:style style:name="P54" style:family="paragraph" style:parent-style-name="Preformatted_20_Text">
      <style:paragraph-properties fo:margin-top="0in" fo:margin-bottom="0.1965in" style:contextual-spacing="false" style:writing-mode="lr-tb"/>
    </style:style>
    <style:style style:name="P55" style:family="paragraph" style:parent-style-name="Standard">
      <style:text-properties officeooo:rsid="0053aaa5" officeooo:paragraph-rsid="0055691f"/>
    </style:style>
    <style:style style:name="P56" style:family="paragraph" style:parent-style-name="Text_20_body">
      <style:text-properties officeooo:rsid="0053aaa5" officeooo:paragraph-rsid="0055691f"/>
    </style:style>
    <style:style style:name="P57" style:family="paragraph" style:parent-style-name="Preformatted_20_Text">
      <style:paragraph-properties fo:margin-top="0in" fo:margin-bottom="0.1965in" style:contextual-spacing="false" style:writing-mode="lr-tb"/>
      <style:text-properties officeooo:paragraph-rsid="0057d069"/>
    </style:style>
    <style:style style:name="P58" style:family="paragraph" style:parent-style-name="Standard">
      <style:text-properties officeooo:paragraph-rsid="0057d069"/>
    </style:style>
    <style:style style:name="P59" style:family="paragraph" style:parent-style-name="Text_20_body">
      <style:text-properties officeooo:paragraph-rsid="0057d069"/>
    </style:style>
    <style:style style:name="P60" style:family="paragraph" style:parent-style-name="Standard">
      <style:text-properties officeooo:rsid="0055691f" officeooo:paragraph-rsid="0053aaa5"/>
    </style:style>
    <style:style style:name="P61" style:family="paragraph" style:parent-style-name="Standard">
      <style:text-properties officeooo:rsid="001042f4" officeooo:paragraph-rsid="0057d069"/>
    </style:style>
    <style:style style:name="P62" style:family="paragraph" style:parent-style-name="Text_20_body">
      <style:text-properties officeooo:rsid="001042f4" officeooo:paragraph-rsid="0057d069"/>
    </style:style>
    <style:style style:name="P63" style:family="paragraph" style:parent-style-name="Standard">
      <style:paragraph-properties fo:margin-top="0in" fo:margin-bottom="0.1965in" style:contextual-spacing="false" style:writing-mode="lr-tb"/>
      <style:text-properties officeooo:rsid="001042f4" officeooo:paragraph-rsid="0057d069"/>
    </style:style>
    <style:style style:name="P64" style:family="paragraph" style:parent-style-name="Standard">
      <style:text-properties officeooo:rsid="000ee7fd" officeooo:paragraph-rsid="0057d069"/>
    </style:style>
    <style:style style:name="P65" style:family="paragraph" style:parent-style-name="Standard">
      <style:paragraph-properties fo:margin-top="0in" fo:margin-bottom="0.1965in" style:contextual-spacing="false" style:writing-mode="lr-tb"/>
      <style:text-properties officeooo:rsid="005b298a" officeooo:paragraph-rsid="005b298a"/>
    </style:style>
    <style:style style:name="P66" style:family="paragraph" style:parent-style-name="Standard">
      <style:paragraph-properties fo:margin-top="0in" fo:margin-bottom="0.1965in" style:contextual-spacing="false" style:writing-mode="lr-tb"/>
      <style:text-properties officeooo:paragraph-rsid="005b298a"/>
    </style:style>
    <style:style style:name="P67" style:family="paragraph" style:parent-style-name="Standard" style:list-style-name="L1">
      <style:text-properties officeooo:paragraph-rsid="0057d069"/>
    </style:style>
    <style:style style:name="P68" style:family="paragraph" style:parent-style-name="Standard">
      <style:paragraph-properties fo:margin-top="0in" fo:margin-bottom="0.1965in" style:contextual-spacing="false" style:writing-mode="lr-tb"/>
      <style:text-properties fo:font-variant="normal" fo:text-transform="none" style:font-name="Open Sans" fo:font-size="12pt" fo:letter-spacing="normal" fo:font-style="normal" fo:font-weight="normal" officeooo:rsid="005b298a" officeooo:paragraph-rsid="005b298a"/>
    </style:style>
    <style:style style:name="P69" style:family="paragraph" style:parent-style-name="Standard">
      <style:paragraph-properties fo:margin-top="0in" fo:margin-bottom="0.1965in" style:contextual-spacing="false" style:writing-mode="lr-tb"/>
      <style:text-properties fo:font-variant="normal" fo:text-transform="none" style:font-name="Open Sans" fo:font-size="12pt" fo:letter-spacing="normal" fo:font-style="normal" fo:font-weight="normal" officeooo:paragraph-rsid="005b298a"/>
    </style:style>
    <style:style style:name="P70" style:family="paragraph" style:parent-style-name="Standard">
      <style:paragraph-properties fo:margin-top="0in" fo:margin-bottom="0.1965in" style:contextual-spacing="false" style:writing-mode="lr-tb"/>
      <style:text-properties fo:font-variant="normal" fo:text-transform="none" style:font-name="Open Sans" fo:font-size="12pt" fo:letter-spacing="normal" fo:font-style="normal" fo:font-weight="normal" officeooo:paragraph-rsid="005d655f"/>
    </style:style>
    <style:style style:name="P71" style:family="paragraph" style:parent-style-name="Text_20_body" style:list-style-name="L2">
      <style:text-properties officeooo:paragraph-rsid="0057d069"/>
    </style:style>
    <style:style style:name="P72" style:family="paragraph" style:parent-style-name="Text_20_body" style:list-style-name="L3">
      <style:text-properties officeooo:paragraph-rsid="0057d069"/>
    </style:style>
    <style:style style:name="P73" style:family="paragraph" style:parent-style-name="Text_20_body" style:list-style-name="L4">
      <style:text-properties officeooo:paragraph-rsid="0057d069"/>
    </style:style>
    <style:style style:name="P74" style:family="paragraph" style:parent-style-name="Text_20_body" style:list-style-name="L5">
      <style:text-properties officeooo:paragraph-rsid="0057d069"/>
    </style:style>
    <style:style style:name="P75" style:family="paragraph" style:parent-style-name="Text_20_body" style:list-style-name="L6">
      <style:text-properties officeooo:paragraph-rsid="0057d069"/>
    </style:style>
    <style:style style:name="P76" style:family="paragraph" style:parent-style-name="Text_20_body" style:list-style-name="L7">
      <style:text-properties officeooo:paragraph-rsid="0057d069"/>
    </style:style>
    <style:style style:name="T1" style:family="text">
      <style:text-properties fo:font-variant="normal" fo:text-transform="none" style:font-name="Monaco" fo:font-size="13.5pt" fo:font-style="normal" fo:font-weight="normal"/>
    </style:style>
    <style:style style:name="T2" style:family="text">
      <style:text-properties fo:font-variant="normal" fo:text-transform="none" fo:color="#1f2328" loext:opacity="100%" style:font-name="apple-system" fo:font-size="12pt" fo:letter-spacing="normal" fo:font-style="normal" fo:font-weight="normal"/>
    </style:style>
    <style:style style:name="T3" style:family="text">
      <style:text-properties fo:font-variant="normal" fo:text-transform="none" fo:color="#1f2328" loext:opacity="100%" style:font-name="apple-system" fo:font-size="12pt" fo:letter-spacing="normal" fo:font-style="normal" fo:font-weight="normal" officeooo:rsid="003c86f4"/>
    </style:style>
    <style:style style:name="T4"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style:font-name="inherit" fo:font-style="normal" fo:font-weight="normal" fo:background-color="transparent" loext:char-shading-value="0" loext:padding="0in" loext:border="none"/>
    </style:style>
    <style:style style:name="T6" style:family="text">
      <style:text-properties fo:font-variant="normal" fo:text-transform="none" style:font-name="inherit" fo:font-style="normal" fo:font-weight="normal" officeooo:rsid="004b0ef9" fo:background-color="transparent" loext:char-shading-value="0" loext:padding="0in" loext:border="none"/>
    </style:style>
    <style:style style:name="T7" style:family="text">
      <style:text-properties fo:font-variant="normal" fo:text-transform="none" style:font-name="inherit" fo:font-style="normal" fo:font-weight="normal" officeooo:rsid="004f48cc" fo:background-color="transparent" loext:char-shading-value="0" loext:padding="0in" loext:border="none"/>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000000" loext:opacity="100%" style:font-name="Liberation Serif" fo:font-size="12pt" fo:letter-spacing="normal" fo:font-style="normal" fo:font-weight="normal" officeooo:rsid="00401b50"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officeooo:rsid="00401b50" fo:background-color="#f7f7f9" loext:char-shading-value="0" style:font-size-asian="12pt" style:font-size-complex="12pt" loext:padding-left="0.0417in" loext:padding-right="0.0417in" loext:padding-top="0.0209in" loext:padding-bottom="0.0209in" loext:border="0.06pt solid #e1e1e8"/>
    </style:style>
    <style:style style:name="T11" style:family="text">
      <style:text-properties fo:font-variant="normal" fo:text-transform="none" fo:color="#6c6c6c" loext:opacity="100%" style:font-name="Source Code Pro" fo:font-size="9pt" fo:letter-spacing="normal" fo:font-style="normal" fo:font-weight="normal" officeooo:rsid="004f48cc" fo:background-color="transparent" loext:char-shading-value="0" loext:padding="0in" loext:border="none"/>
    </style:style>
    <style:style style:name="T12" style:family="text">
      <style:text-properties fo:font-variant="normal" fo:text-transform="none" style:font-name="Open Sans" fo:font-size="12pt" fo:letter-spacing="normal" fo:font-style="normal" fo:font-weight="normal"/>
    </style:style>
    <style:style style:name="T13" style:family="text">
      <style:text-properties fo:font-variant="normal" fo:text-transform="none" style:font-name="Open Sans" fo:font-size="12pt" fo:letter-spacing="normal" fo:font-style="normal" fo:font-weight="normal" officeooo:rsid="005b298a"/>
    </style:style>
    <style:style style:name="T14" style:family="text">
      <style:text-properties officeooo:rsid="0019913c"/>
    </style:style>
    <style:style style:name="T15" style:family="text">
      <style:text-properties officeooo:rsid="001bcd97"/>
    </style:style>
    <style:style style:name="T16" style:family="text">
      <style:text-properties officeooo:rsid="001d1356"/>
    </style:style>
    <style:style style:name="T17" style:family="text">
      <style:text-properties officeooo:rsid="00206358"/>
    </style:style>
    <style:style style:name="T18" style:family="text">
      <style:text-properties officeooo:rsid="002bbc5a"/>
    </style:style>
    <style:style style:name="T19" style:family="text">
      <style:text-properties officeooo:rsid="0033cfb4"/>
    </style:style>
    <style:style style:name="T20" style:family="text">
      <style:text-properties officeooo:rsid="0035ceae"/>
    </style:style>
    <style:style style:name="T21" style:family="text">
      <style:text-properties officeooo:rsid="00362fbf"/>
    </style:style>
    <style:style style:name="T22" style:family="text">
      <style:text-properties officeooo:rsid="003e2fc3"/>
    </style:style>
    <style:style style:name="T23" style:family="text">
      <style:text-properties officeooo:rsid="0044b329"/>
    </style:style>
    <style:style style:name="T24" style:family="text">
      <style:text-properties officeooo:rsid="00461845"/>
    </style:style>
    <style:style style:name="T25" style:family="text">
      <style:text-properties officeooo:rsid="0046a4a5"/>
    </style:style>
    <style:style style:name="T26" style:family="text">
      <style:text-properties officeooo:rsid="00473cf3"/>
    </style:style>
    <style:style style:name="T27" style:family="text">
      <style:text-properties officeooo:rsid="0048e108"/>
    </style:style>
    <style:style style:name="T28" style:family="text">
      <style:text-properties officeooo:rsid="004b73ef"/>
    </style:style>
    <style:style style:name="T29" style:family="text">
      <style:text-properties officeooo:rsid="00401b50"/>
    </style:style>
    <style:style style:name="T30" style:family="text">
      <style:text-properties fo:font-size="12pt" officeooo:rsid="00401b50" style:font-size-asian="12pt" style:font-size-complex="12pt"/>
    </style:style>
    <style:style style:name="T31" style:family="text">
      <style:text-properties fo:color="#000000" loext:opacity="100%" style:font-name="Liberation Serif"/>
    </style:style>
    <style:style style:name="T32" style:family="text">
      <style:text-properties officeooo:rsid="004e14c5"/>
    </style:style>
    <style:style style:name="T33" style:family="text">
      <style:text-properties officeooo:rsid="0050386f"/>
    </style:style>
    <style:style style:name="T34" style:family="text">
      <style:text-properties officeooo:rsid="0053aaa5"/>
    </style:style>
    <style:style style:name="T35" style:family="text">
      <style:text-properties officeooo:rsid="0055691f"/>
    </style:style>
    <style:style style:name="T36" style:family="text">
      <style:text-properties officeooo:rsid="000ee7fd"/>
    </style:style>
    <style:style style:name="T37" style:family="text">
      <style:text-properties officeooo:rsid="001042f4"/>
    </style:style>
    <style:style style:name="T38" style:family="text">
      <style:text-properties officeooo:rsid="00586fd7"/>
    </style:style>
    <style:style style:name="T39" style:family="text">
      <style:text-properties officeooo:rsid="005b298a"/>
    </style:style>
    <style:style style:name="T40" style:family="text">
      <style:text-properties officeooo:rsid="005d655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Requirements:</text:p>
      <text:p text:style-name="P1"/>
      <text:p text:style-name="P1">OS: Ubuntu 22.04</text:p>
      <text:p text:style-name="P1">Python: 3.10.12</text:p>
      <text:p text:style-name="P1"/>
      <text:p text:style-name="P37">In Ubuntu Software:</text:p>
      <text:p text:style-name="P38">Arduino</text:p>
      <text:p text:style-name="P22">Terminator (sudo apt install terminator)</text:p>
      <text:p text:style-name="P37">Brave (Optional, browser without adds)</text:p>
      <text:p text:style-name="P37"/>
      <text:p text:style-name="P32">Install pip:</text:p>
      <text:p text:style-name="P32">sudo apt install python3-pip</text:p>
      <text:p text:style-name="P32"/>
      <text:p text:style-name="P42">Install VS Code:<text:line-break/>sudo snap install code --classic</text:p>
      <text:p text:style-name="P41">Install VS Code Extensions:</text:p>
      <text:p text:style-name="P41">ROS – Developer has to be Microsoft</text:p>
      <text:p text:style-name="P41">Python – Developer has to be Microsoft</text:p>
      <text:p text:style-name="P40">Turn on auto save: File -&gt; Auto Save OR File -&gt; Preferences -&gt; Settings →(Write “auto save”) -&gt; Select afterDelay</text:p>
      <text:p text:style-name="P40"/>
      <text:p text:style-name="P39">Install Dynamixel Wizard:</text:p>
      <text:p text:style-name="P39"><text:a xlink:type="simple" xlink:href="https://emanual.robotis.com/docs/en/software/dynamixel/dynamixel_wizard2/" text:style-name="Internet_20_link" text:visited-style-name="Visited_20_Internet_20_Link">https://emanual.robotis.com/docs/en/software/dynamixel/dynamixel_wizard2/</text:a></text:p>
      <text:p text:style-name="P37"/>
      <text:p text:style-name="P36">Install Git and configure:</text:p>
      <text:p text:style-name="P1"><text:a xlink:type="simple" xlink:href="https://www.digitalocean.com/community/tutorials/how-to-install-git-on-ubuntu-22-04" text:style-name="Internet_20_link" text:visited-style-name="Visited_20_Internet_20_Link">https://www.digitalocean.com/community/tutorials/how-to-install-git-on-ubuntu-22-04</text:a></text:p>
      <text:p text:style-name="P1"/>
      <text:p text:style-name="P6">To create a <text:span text:style-name="T14">github</text:span> SSH authentication key follow this tutorial, but DO NOT PUT PASSWORD:</text:p>
      <text:p text:style-name="P6"><text:span text:style-name="T33">H</text:span>it Enter when asked for password:</text:p>
      <text:p text:style-name="P5"><text:a xlink:type="simple" xlink:href="https://www.youtube.com/watch?v=WgZIv5HI44o" text:style-name="Internet_20_link" text:visited-style-name="Visited_20_Internet_20_Link">https://www.youtube.com/watch?v=WgZIv5HI44o</text:a></text:p>
      <text:p text:style-name="P1"/>
      <text:p text:style-name="P1">Install NVIDIA drivers:</text:p>
      <text:p text:style-name="P1"><text:a xlink:type="simple" xlink:href="https://www.cherryservers.com/blog/install-cuda-ubuntu" text:style-name="Internet_20_link" text:visited-style-name="Visited_20_Internet_20_Link">https://www.cherryservers.com/blog/install-cuda-ubuntu</text:a></text:p>
      <text:p text:style-name="P1">(Follow until step 5)</text:p>
      <text:p text:style-name="P1"/>
      <text:p text:style-name="P35">Arduino Libraries:</text:p>
      <text:p text:style-name="P35">Sketch → Include Libraries → Manage Libraries</text:p>
      <text:p text:style-name="P35">Adafruit NeoPixel</text:p>
      <text:p text:style-name="P1"/>
      <text:p text:style-name="P2">Install ROS2 humble:</text:p>
      <text:p text:style-name="P2"><text:a xlink:type="simple" xlink:href="https://docs.ros.org/en/humble/Installation/Ubuntu-Install-Debians.html" text:style-name="Internet_20_link" text:visited-style-name="Visited_20_Internet_20_Link">https://docs.ros.org/en/humble/Installation/Ubuntu-Install-Debians.html</text:a></text:p>
      <text:p text:style-name="P2"/>
      <text:p text:style-name="P2">Follow Tutorials (include ROS2 installation): </text:p>
      <text:p text:style-name="P2"><text:a xlink:type="simple" xlink:href="https://www.youtube.com/playlist?list=PLLSegLrePWgJudpPUof4-nVFHGkB62Izy" text:style-name="Internet_20_link" text:visited-style-name="Visited_20_Internet_20_Link">https://www.youtube.com/playlist?list=PLLSegLrePWgJudpPUof4-nVFHGkB62Izy</text:a></text:p>
      <text:p text:style-name="P2"/>
      <text:p text:style-name="P2">This tutorial includes a lot more than intalling ROS2 and subs and pubs examples, it does:</text:p>
      <text:p text:style-name="P2">- adds ws sources to ~/.bashrc</text:p>
      <text:p text:style-name="P2"/>
      <text:p text:style-name="P7">To work with UFACTORY xArm 6:</text:p>
      <text:p text:style-name="P7">- <text:a xlink:type="simple" xlink:href="https://www.ufactory.cc/ufactory-studio/" text:style-name="Internet_20_link" text:visited-style-name="Visited_20_Internet_20_Link">https://www.ufactory.cc/ufactory-studio/</text:a></text:p>
      <text:p text:style-name="P7">- Download Linux</text:p>
      <text:p text:style-name="P44"><text:soft-page-break/></text:p>
      <text:p text:style-name="P2"/>
      <text:p text:style-name="P12">To install realsense-viewer:</text:p>
      <text:p text:style-name="P34"/>
      <text:p text:style-name="P34">Follow the following link until the part that states: "Uninstalling the packages" </text:p>
      <text:p text:style-name="P12">https://github.com/IntelRealSense/librealsense/blob/master/doc/distribution_linux.md</text:p>
      <text:p text:style-name="P12"/>
      <text:p text:style-name="P12">To install librealsense<text:span text:style-name="T23">and some more necessary libraries</text:span>:</text:p>
      <text:p text:style-name="P34">First follow these instructions:</text:p>
      <text:p text:style-name="P12"><text:a xlink:type="simple" xlink:href="https://dev.intelrealsense.com/docs/compiling-librealsense-for-linux-ubuntu-guide" text:style-name="Internet_20_link" text:visited-style-name="Visited_20_Internet_20_Link">https://dev.intelrealsense.com/docs/compiling-librealsense-for-linux-ubuntu-guide</text:a></text:p>
      <text:p text:style-name="P33"><text:span text:style-name="T23">Then follow the “</text:span><text:span text:style-name="T2">Step 3: Install Intel® RealSense™ ROS2 wrapper</text:span><text:span text:style-name="T23">”:</text:span></text:p>
      <text:p text:style-name="P12"><text:a xlink:type="simple" xlink:href="https://github.com/IntelRealSense/realsense-ros/blob/ros2-development/README.md" text:style-name="Internet_20_link" text:visited-style-name="Visited_20_Internet_20_Link">https://github.com/IntelRealSense/realsense-ros/blob/ros2-development/README.md</text:a></text:p>
      <text:p text:style-name="P12"/>
      <text:p text:style-name="P60">Please check ANEX to see possible errors during COLCON BUILD:<text:line-break/></text:p>
      <text:p text:style-name="P4"/>
      <text:p text:style-name="P3"/>
      <text:p text:style-name="P45">To save vídeos for dataset:</text:p>
      <text:p text:style-name="P45"><text:tab/>- sudo apt-get install ffmpeg x264 libx264-dev</text:p>
      <text:p text:style-name="P45"><text:tab/>- ros2 run charmie_debug save_videos_for_dataset</text:p>
      <text:p text:style-name="P46"><text:tab/>- vídeo is saved at home directory with date: “2024-07-04 00-14-19charmie.avi”</text:p>
      <text:p text:style-name="P46"><text:tab/>- <text:span text:style-name="T32">to put in roboflow we must convert using ffmpeg to mp4 using: <text:line-break/><text:tab/><text:tab/>ffmpeg -i </text:span>2024-07-04 00-14-19charmie.avi<text:span text:style-name="T32"> </text:span>2024-07-04_00-14-19_charmie<text:span text:style-name="T32">.mp4</text:span><text:line-break/><text:tab/></text:p>
      <text:p text:style-name="P2"/>
      <text:p text:style-name="P2"/>
      <text:p text:style-name="P2"/>
      <text:p text:style-name="P2"/>
      <text:p text:style-name="P2"/>
      <text:p text:style-name="P13">PACKAGES:</text:p>
      <text:p text:style-name="P20"/>
      <text:p text:style-name="P13"/>
      <text:p text:style-name="P13"><text:tab/>low_level:</text:p>
      <text:p text:style-name="P13"><text:tab/><text:tab/>pip install pyserial</text:p>
      <text:p text:style-name="P13"><text:tab/><text:span text:style-name="T19">ps4_controller:</text:span></text:p>
      <text:p text:style-name="P13"><text:tab/><text:tab/>pip install pyPS4Controller</text:p>
      <text:p text:style-name="P2"><text:tab/><text:span text:style-name="T20">neck_dynamixel:</text:span></text:p>
      <text:p text:style-name="P2"><text:tab/><text:tab/>pip install dynamixel-sdk</text:p>
      <text:p text:style-name="P2"/>
      <text:p text:style-name="P2"><text:tab/><text:span text:style-name="T21">xarm:</text:span></text:p>
      <text:p text:style-name="P2"><text:tab/><text:tab/><text:span text:style-name="T21">Follow steps in: https://github.com/xArm-Developer/xarm_ros2/tree/humble?tab=readme-ov-file</text:span></text:p>
      <text:p text:style-name="P2"><text:tab/><text:tab/>sudo apt install ros-foxy-xacro ros-foxy-joint-state-publisher-gui</text:p>
      <text:p text:style-name="P2"><text:tab/><text:tab/>sudo apt install ros-foxy-gazebo-ros-pkgs</text:p>
      <text:p text:style-name="P2"><text:tab/><text:tab/>sudo apt install ros-foxy-ros2-control ros-foxy-ros2-controllers ros-foxy-gazebo-ros2-control</text:p>
      <text:p text:style-name="P2"><text:tab/><text:tab/></text:p>
      <text:p text:style-name="P2"/>
      <text:p text:style-name="P2"><text:tab/><text:span text:style-name="T22">yolos:</text:span></text:p>
      <text:p text:style-name="P2"><text:tab/><text:tab/>pip install ultralytics</text:p>
      <text:p text:style-name="P2"><text:tab/><text:tab/><text:span text:style-name="T26">to get the characteristics in yolo_pose:</text:span></text:p>
      <text:p text:style-name="P2"><text:tab/><text:tab/><text:tab/><text:span text:style-name="T26">pip install keras</text:span></text:p>
      <text:p text:style-name="P2"><text:soft-page-break/><text:tab/><text:tab/><text:tab/><text:span text:style-name="T27">pip install tensorflow</text:span></text:p>
      <text:p text:style-name="P2"/>
      <text:p text:style-name="P2"/>
      <text:p text:style-name="P2"><text:tab/><text:span text:style-name="T24">audio:</text:span></text:p>
      <text:p text:style-name="P2"><text:tab/><text:tab/>pip install SpeechRecognition</text:p>
      <text:p text:style-name="P2"><text:tab/><text:tab/>pip install pulsectl</text:p>
      <text:p text:style-name="P2"><text:tab/><text:tab/>sudo apt-get install portaudio19-dev</text:p>
      <text:p text:style-name="P2"><text:tab/><text:tab/>pip install PyAudio</text:p>
      <text:p text:style-name="P2"><text:tab/><text:tab/><text:tab/><text:span text:style-name="T25">if you get an ffmpeg error:</text:span></text:p>
      <text:p text:style-name="P2"><text:tab/><text:tab/><text:tab/><text:tab/><text:span text:style-name="Source_20_Text"><text:span text:style-name="T5">sudo apt update</text:span></text:span></text:p>
      <text:p text:style-name="P2"><text:span text:style-name="Source_20_Text"><text:span text:style-name="T5"><text:tab/><text:tab/><text:tab/><text:tab/>sudo apt install ffmpeg</text:span></text:span></text:p>
      <text:p text:style-name="P2"><text:span text:style-name="Source_20_Text"><text:span text:style-name="T5"/></text:span></text:p>
      <text:p text:style-name="P2"><text:span text:style-name="Source_20_Text"><text:span text:style-name="T5"><text:tab/></text:span></text:span><text:span text:style-name="Source_20_Text"><text:span text:style-name="T6">receptionist:</text:span></text:span></text:p>
      <text:p text:style-name="P2"><text:span text:style-name="Source_20_Text"><text:span text:style-name="T6"><text:tab/><text:tab/>pip install face_recognition</text:span></text:span></text:p>
      <text:p text:style-name="P2"><text:span text:style-name="Source_20_Text"><text:span text:style-name="T6"/></text:span></text:p>
      <text:p text:style-name="P2"><text:span text:style-name="Source_20_Text"><text:span text:style-name="T6"><text:tab/></text:span></text:span><text:span text:style-name="Source_20_Text"><text:span text:style-name="T7">debug_visual:</text:span></text:span></text:p>
      <text:p text:style-name="P47"><text:span text:style-name="Source_20_Text"><text:span text:style-name="T7"><text:tab/><text:tab/></text:span></text:span><text:span text:style-name="Source_20_Text"><text:span text:style-name="T11">python3 -m pip install pygame-widgets</text:span></text:span></text:p>
      <text:p text:style-name="P2"><text:tab/><text:tab/><text:tab/></text:p>
      <text:p text:style-name="P2"/>
      <text:p text:style-name="P2"/>
      <text:p text:style-name="P32">speakers novos:</text:p>
      <text:p text:style-name="P32">- pip install TTS</text:p>
      <text:p text:style-name="P32">- export PATH=$PATH:/home/utilizador/.local/bin <text:span text:style-name="T16">(s</text:span><text:span text:style-name="T17">o</text:span><text:span text:style-name="T16"> tts commands can be used in terminal) </text:span></text:p>
      <text:p text:style-name="P32">- <text:span text:style-name="T15">pip install pydub</text:span></text:p>
      <text:p text:style-name="P32">- <text:span text:style-name="T17">(editar depois install espeak)</text:span></text:p>
      <text:p text:style-name="P32">- <text:span text:style-name="T18">pip install pygame</text:span></text:p>
      <text:p text:style-name="P25">Possible ROS2 Errors:</text:p>
      <text:p text:style-name="P24"/>
      <text:p text:style-name="P24"/>
      <text:p text:style-name="P24">------------------------------------------------------------------------------------------------------------------------</text:p>
      <text:p text:style-name="P24"/>
      <text:p text:style-name="P24">When doing colcon build after creating the first package:</text:p>
      <text:p text:style-name="P24"/>
      <text:p text:style-name="P24">“/usr/lib/python3/dist-packages/setuptools/command/install.py:34: SetuptoolsDeprecationWarning: setup.py install is deprecated. Use build and pip and other standards-based tools.</text:p>
      <text:p text:style-name="P24"><text:s text:c="2"/>warnings.warn(</text:p>
      <text:p text:style-name="P24">---”</text:p>
      <text:p text:style-name="P24">pip3 list | grep setuptools</text:p>
      <text:p text:style-name="P24">pip3 install setuptools==58.2.0</text:p>
      <text:p text:style-name="P24">pip3 list | grep setuptools</text:p>
      <text:p text:style-name="P24"/>
      <text:p text:style-name="P24"/>
      <text:p text:style-name="P29"/>
      <text:p text:style-name="P29">------------------------------------------------------------------------------------------------------------------------</text:p>
      <text:p text:style-name="P14"/>
      <text:p text:style-name="P14"><text:span text:style-name="T35">I</text:span><text:span text:style-name="T28">f you have error s</text:span><text:span text:style-name="T29">uch as th</text:span><text:span text:style-name="T30">e following when doing colcon build:</text:span></text:p>
      <text:p text:style-name="P15">Finished &lt;&lt;&lt; charmie_point_cloud [10.3s]</text:p>
      <text:p text:style-name="P15">--- stderr: char<text:span text:style-name="T31">mie_restaurant <text:s text:c="47"/></text:span></text:p>
      <text:p text:style-name="P16">/home/charmie/.local/lib/python3.10/site-packages/setuptools/command/easy_install.py:157: EasyInstallDeprecationWarning: easy_install command is deprecated. Use build and pip and other standards-based tools.</text:p>
      <text:p text:style-name="P16"><text:s text:c="2"/>warnings.warn(</text:p>
      <text:p text:style-name="P16"/>
      <text:p text:style-name="P16"><text:tab/>It means that you have the wrong version of setuptools. For ROS a specific version must be installed: <text:span text:style-name="T8">setup tools version 58.2.0 ( last version to work with ros2 python packages without any warnings)</text:span></text:p>
      <text:p text:style-name="P19"/>
      <text:p text:style-name="P51"><text:span text:style-name="T9"><text:tab/></text:span><text:span text:style-name="Source_20_Text"><text:span text:style-name="T10">pip install setuptools==58.2.0</text:span></text:span><text:span text:style-name="T9"> ( all above versions do not work )</text:span></text:p>
      <text:p text:style-name="P19"/>
      <text:p text:style-name="P19"><text:tab/>Please check for more info: https://answers.ros.org/question/396439/setuptoolsdeprecationwarning-setuppy-install-is-deprecated-use-build-and-pip-and-other-standards-based-tools/</text:p>
      <text:p text:style-name="P21"/>
      <text:p text:style-name="P29"/>
      <text:p text:style-name="P29">------------------------------------------------------------------------------------------------------------------------</text:p>
      <text:p text:style-name="P29"/>
      <text:p text:style-name="P55"><text:span text:style-name="T35"><text:line-break/></text:span>when doing colcon build realsense packages (on charmie_ws) it might get some erros related with gazebo, install gazebo using:</text:p>
      <text:p text:style-name="P55"/>
      <text:p text:style-name="P56">The error indicates that your workspace depends on the <text:span text:style-name="Source_20_Text">gazebo_ros</text:span> package, but it is either not installed or not properly sourced in your environment. Here's how to resolve this issue:</text:p>
      <text:h text:style-name="P48" text:outline-level="3">1. <text:span text:style-name="Strong_20_Emphasis">Install the </text:span><text:span text:style-name="Source_20_Text">gazebo_ros</text:span><text:span text:style-name="Strong_20_Emphasis"> Package</text:span></text:h>
      <text:p text:style-name="P52"><text:span text:style-name="Source_20_Text">gazebo_ros</text:span> is part of the ROS 2 Humble distribution. Install it by running:</text:p>
      <text:p text:style-name="P49"><text:span text:style-name="Source_20_Text">sudo apt update</text:span></text:p>
      <text:p text:style-name="P50"><text:span text:style-name="Source_20_Text">sudo apt install ros-humble-gazebo-ros-pkgs</text:span></text:p>
      <text:h text:style-name="P48" text:outline-level="3"><text:soft-page-break/><text:span text:style-name="T34">2</text:span>. <text:span text:style-name="Strong_20_Emphasis">Verify the Package Installation</text:span></text:h>
      <text:p text:style-name="P52">Check if <text:span text:style-name="Source_20_Text">gazebo_ros</text:span> is installed:</text:p>
      <text:p text:style-name="P50"><text:span text:style-name="Source_20_Text">ros2 pkg list | grep gazebo_ros</text:span></text:p>
      <text:p text:style-name="P52">You should see <text:span text:style-name="Source_20_Text">gazebo_ros</text:span> and related packages listed.</text:p>
      <text:h text:style-name="P48" text:outline-level="3"><text:span text:style-name="T35">3</text:span>. <text:span text:style-name="Strong_20_Emphasis">Set </text:span><text:span text:style-name="Source_20_Text">CMAKE_PREFIX_PATH</text:span><text:span text:style-name="Strong_20_Emphasis"> if Needed</text:span></text:h>
      <text:p text:style-name="P52">If you installed <text:span text:style-name="Source_20_Text">gazebo_ros</text:span> but CMake still cannot find it, manually set the <text:span text:style-name="Source_20_Text">CMAKE_PREFIX_PATH</text:span> to include the installation directory of <text:span text:style-name="Source_20_Text">gazebo_ros</text:span>.</text:p>
      <text:p text:style-name="P52">Add this to your <text:span text:style-name="Source_20_Text">~/.bashrc</text:span> or run it in your terminal:</text:p>
      <text:p text:style-name="P50"><text:span text:style-name="Source_20_Text">export CMAKE_PREFIX_PATH=$CMAKE_PREFIX_PATH:/opt/ros/humble</text:span></text:p>
      <text:p text:style-name="P52">Then source your <text:span text:style-name="Source_20_Text">.bashrc</text:span>:</text:p>
      <text:p text:style-name="P27"><text:span text:style-name="Source_20_Text">source ~/.bashrc</text:span></text:p>
      <text:p text:style-name="P27"><text:span text:style-name="Source_20_Text"/></text:p>
      <text:p text:style-name="P29"/>
      <text:p text:style-name="P29">------------------------------------------------------------------------------------------------------------------------</text:p>
      <text:p text:style-name="P28"/>
      <text:p text:style-name="P28"/>
      <text:p text:style-name="P28">--- stderr: xarm_controller CMake Error at CMakeLists.txt:38 (find_package): By not providing "Findhardware_interface.cmake" in CMAKE_MODULE_PATH this project has asked CMake to find a package configuration file provided by "hardware_interface", but CMake did not find one. Could not find a package configuration file provided by "hardware_interface" with any of the following names: hardware_interfaceConfig.cmake hardware_interface-config.cmake Add the installation prefix of "hardware_interface" to CMAKE_PREFIX_PATH or set "hardware_interface_DIR" to a directory containing one of the above files. If "hardware_interface" provides a separate development package or SDK, be sure it has been installed.</text:p>
      <text:p text:style-name="P28"/>
      <text:h text:style-name="P26" text:outline-level="3">1. <text:span text:style-name="Strong_20_Emphasis">Install </text:span><text:span text:style-name="Strong_20_Emphasis"><text:span text:style-name="Source_20_Text">ros-humble-ros2-control</text:span></text:span></text:h>
      <text:p text:style-name="Text_20_body">The <text:span text:style-name="Source_20_Text">hardware_interface</text:span> package is provided by the <text:span text:style-name="Source_20_Text">ros2_control</text:span> framework. Install it using:</text:p>
      <text:p text:style-name="P53"><text:span text:style-name="Source_20_Text">sudo apt update</text:span></text:p>
      <text:p text:style-name="P54"><text:span text:style-name="Source_20_Text">sudo apt install ros-humble-ros2-control ros-humble-ros2-controllers</text:span></text:p>
      <text:p text:style-name="P28"/>
      <text:p text:style-name="P30">------------------------------------------------------------------------------------------------------------------------</text:p>
      <text:p text:style-name="P31"/>
      <text:p text:style-name="P31"/>
      <text:p text:style-name="P58"><text:soft-page-break/><text:span text:style-name="T36">The display FACE on CHARMIE does not map the input touchscreen to the display. What happens is that when you click on the display touchscreen it is like you are pressing with the mouse but on the PC screen an not on the display. To use to display CHARMIE face you have to change from: Ubuntu on Wayland to Ubuntu on Xorg. </text:span>Wayland handles input devices and outputs differently, and currently <text:span text:style-name="Strong_20_Emphasis">does not provide an official </text:span><text:span text:style-name="Source_20_Text">xinput</text:span><text:span text:style-name="Strong_20_Emphasis">-like way to map touchscreen input to specific displays</text:span>. <text:span text:style-name="T36"><text:line-break/></text:span></text:p>
      <text:p text:style-name="P64">The test this switch you can do:</text:p>
      <text:list xml:id="list1680178362" text:style-name="L1">
        <text:list-header>
          <text:p text:style-name="P67"><text:span text:style-name="Strong_20_Emphasis"/></text:p>
        </text:list-header>
        <text:list-item>
          <text:p text:style-name="P67"><text:span text:style-name="Strong_20_Emphasis">Log out</text:span> of your current session (don’t restart — just log out).</text:p>
        </text:list-item>
      </text:list>
      <text:list xml:id="list955852868" text:style-name="L2">
        <text:list-item>
          <text:p text:style-name="P71">On the <text:span text:style-name="Strong_20_Emphasis">login screen</text:span>, click your <text:span text:style-name="Strong_20_Emphasis">username</text:span>.</text:p>
        </text:list-item>
      </text:list>
      <text:list xml:id="list2618321121" text:style-name="L3">
        <text:list-item>
          <text:p text:style-name="P72">Before entering your password, in the <text:span text:style-name="Strong_20_Emphasis">bottom-right corner</text:span> of the screen <text:span text:style-name="T38">is</text:span> a <text:span text:style-name="Strong_20_Emphasis">gear icon ⚙️</text:span>.</text:p>
        </text:list-item>
      </text:list>
      <text:list xml:id="list3731547794" text:style-name="L4">
        <text:list-item>
          <text:p text:style-name="P73">It appears <text:span text:style-name="Strong_20_Emphasis">after</text:span> you select your user, and <text:span text:style-name="Strong_20_Emphasis">before</text:span> you type your password.</text:p>
        </text:list-item>
      </text:list>
      <text:list xml:id="list2215601997" text:style-name="L5">
        <text:list-item>
          <text:p text:style-name="P74">Click the <text:span text:style-name="Strong_20_Emphasis">gear icon</text:span> — a small menu will pop up.</text:p>
        </text:list-item>
      </text:list>
      <text:list xml:id="list176138810" text:style-name="L6">
        <text:list-item>
          <text:p text:style-name="P75">Choose <text:span text:style-name="Strong_20_Emphasis">“Ubuntu on Xorg”</text:span> or <text:span text:style-name="Strong_20_Emphasis">“Ubuntu (X11)”</text:span>.</text:p>
        </text:list-item>
      </text:list>
      <text:list xml:id="list4063704396" text:style-name="L7">
        <text:list-item>
          <text:p text:style-name="P76">Now type your password and log in.</text:p>
        </text:list-item>
      </text:list>
      <text:p text:style-name="P61">However if you restart the PC it goes back to Ubuntu on Wayland. To make this a definitive change you have to do the following:</text:p>
      <text:p text:style-name="P62">You can <text:span text:style-name="Strong_20_Emphasis">force GDM to always start Xorg</text:span> instead of Wayland by editing its config file:</text:p>
      <text:p text:style-name="P57"><text:span text:style-name="Source_20_Text">sudo nano /etc/gdm3/custom.conf</text:span></text:p>
      <text:p text:style-name="P59">Then <text:span text:style-name="Strong_20_Emphasis">uncomment</text:span> (remove <text:span text:style-name="Source_20_Text">#</text:span>) or set this line:</text:p>
      <text:p text:style-name="P59"><text:span text:style-name="Source_20_Text">WaylandEnable=false</text:span></text:p>
      <text:p text:style-name="P59">This tells GDM to <text:span text:style-name="Strong_20_Emphasis">disable Wayland entirely</text:span>, so it always boots into Xorg for every user.</text:p>
      <text:p text:style-name="P59">After saving <text:span text:style-name="T37">(Ctrl+O)</text:span>, reboot.</text:p>
      <text:p text:style-name="P59">Now it will <text:span text:style-name="Strong_20_Emphasis">default to Xorg</text:span>, and your touchscreen mapping will always work.</text:p>
      <text:p text:style-name="P64"><text:line-break/>Now run charmie face to test if you can press the face and it detects.</text:p>
      <text:p text:style-name="P64">To check the id <text:span text:style-name="T37">(</text:span>device_id<text:span text:style-name="T37">) </text:span>of the display touchscreen, you can run: </text:p>
      <text:p text:style-name="P64">xinput list</text:p>
      <text:p text:style-name="P64">And to check the name <text:span text:style-name="T37">(output_name) </text:span>of the display touchscreen you can run:</text:p>
      <text:p text:style-name="P64">xrandr<text:line-break/><text:line-break/><text:span text:style-name="T37">In sum after you switch to Ubuntu on Xorg you have to run the following command:</text:span></text:p>
      <text:p text:style-name="P64">xinput map-to-output &lt;device_id&gt; &lt;output_name&gt;</text:p>
      <text:p text:style-name="P61">For exmaple in Tiago’s PC it is:</text:p>
      <text:p text:style-name="P58"><text:span text:style-name="T36">xinput map-to-output </text:span><text:span text:style-name="T37">10 DP-1-2<text:line-break/><text:line-break/>I think the device_id may change from PC to PC but the output_name is the same.</text:span></text:p>
      <text:p text:style-name="P64"/>
      <text:p text:style-name="P63">The face_display already does this subprocess automatically to map the input touchscreen.So you only need to make sure you are on Ubuntu on Xorg.</text:p>
      <text:p text:style-name="P63"/>
      <text:p text:style-name="P65"><text:soft-page-break/>Install Livox MID-360:</text:p>
      <text:p text:style-name="P66"><text:span text:style-name="T39">First Install the </text:span><text:span text:style-name="T12">Livox Viewer 2 – Ubuntu:<text:line-break/><text:line-break/></text:span><text:a xlink:type="simple" xlink:href="https://www.livoxtech.com/downloads" text:style-name="Internet_20_link" text:visited-style-name="Visited_20_Internet_20_Link"><text:span text:style-name="T12">https://www.livoxtech.com/downloads</text:span></text:a></text:p>
      <text:p text:style-name="P68">For the Livox ROS Driver 2 <text:span text:style-name="T40">and SDK</text:span>, follow the steps in:</text:p>
      <text:p text:style-name="P66"><text:a xlink:type="simple" xlink:href="https://github.com/Livox-SDK/livox_ros_driver2" text:style-name="Internet_20_link" text:visited-style-name="Visited_20_Internet_20_Link"><text:span text:style-name="T13">https://github.com/Livox-SDK/livox_ros_driver2</text:span></text:a></text:p>
      <text:p text:style-name="P69"/>
      <text:p text:style-name="P70"><text:span text:style-name="T40">In src/livox_ros_driver2 there is an executable file named:</text:span></text:p>
      <text:p text:style-name="P70"><text:span text:style-name="T40">build_tr.sh</text:span></text:p>
      <text:p text:style-name="P70"><text:span text:style-name="T40">To build this package we must execute this file:</text:span></text:p>
      <text:p text:style-name="P70">./<text:span text:style-name="T40">build_tr.sh<text:line-break/><text:line-break/>this package from livox can not be built from the standard charmie_ws colcon build –symlink-install</text:span><text:line-break/><text:line-break/></text:p>
      <text:p text:style-name="P10">Links for new team members:</text:p>
      <text:p text:style-name="P8"><text:a xlink:type="simple" xlink:href="mailto:RoboCup@Home" text:style-name="Internet_20_link" text:visited-style-name="Visited_20_Internet_20_Link"/></text:p>
      <text:p text:style-name="P8"><text:a xlink:type="simple" xlink:href="mailto:RoboCup@Home" text:style-name="Internet_20_link" text:visited-style-name="Visited_20_Internet_20_Link">RoboCup@Home</text:a> official website:</text:p>
      <text:p text:style-name="P8"><text:a xlink:type="simple" xlink:href="https://athome.robocup.org/" text:style-name="Internet_20_link" text:visited-style-name="Visited_20_Internet_20_Link">https://athome.robocup.org/</text:a></text:p>
      <text:p text:style-name="P8"/>
      <text:p text:style-name="P8"><text:a xlink:type="simple" xlink:href="mailto:RoboCup@Home" text:style-name="Internet_20_link" text:visited-style-name="Visited_20_Internet_20_Link">RoboCup@Home</text:a> official Github:</text:p>
      <text:p text:style-name="P8"><text:a xlink:type="simple" xlink:href="https://github.com/RoboCupAtHome/" text:style-name="Internet_20_link" text:visited-style-name="Visited_20_Internet_20_Link">https://github.com/RoboCupAtHome/</text:a></text:p>
      <text:p text:style-name="P8"/>
      <text:p text:style-name="P8">Rulebook Link:<text:line-break/><text:a xlink:type="simple" xlink:href="https://robocupathome.github.io/RuleBook/rulebook/master.pdf" text:style-name="Internet_20_link" text:visited-style-name="Visited_20_Internet_20_Link">https://robocupathome.github.io/RuleBook/rulebook/master.pdf</text:a></text:p>
      <text:p text:style-name="P8"/>
      <text:p text:style-name="P8">CHARMIE Project Github:</text:p>
      <text:p text:style-name="P8"><text:a xlink:type="simple" xlink:href="https://github.com/SparkRibeiro21/charmie_ws" text:style-name="Internet_20_link" text:visited-style-name="Visited_20_Internet_20_Link">https://github.com/SparkRibeiro21/charmie_ws</text:a></text:p>
      <text:p text:style-name="P8"/>
      <text:p text:style-name="P8">CHARMIE Dataset:</text:p>
      <text:p text:style-name="P8"><text:a xlink:type="simple" xlink:href="https://github.com/SparkRibeiro21/charmie_ws/blob/main/objects/LAR_objects/LAR%20Dataset%20Objects.pdf" text:style-name="Internet_20_link" text:visited-style-name="Visited_20_Internet_20_Link">https://github.com/SparkRibeiro21/charmie_ws/blob/main/objects/LAR_objects/LAR%20Dataset%20Objects.pdf</text:a></text:p>
      <text:p text:style-name="P8"/>
      <text:p text:style-name="P8">Requirements nos vossos Pcs:</text:p>
      <text:p text:style-name="P17">OS: Ubuntu 22.04 LTS (Aconselho vivamente que façam dualboot, máquina virtual vai dar erros no ROS)</text:p>
      <text:p text:style-name="P17"/>
      <text:p text:style-name="P18">ROS2: Humble </text:p>
      <text:p text:style-name="P18">Para instalarem ROS2, aconselho a seguirem este set de tutoriais, eles instalam também o VSCode que é o interface que usamos para programar o robô, portanto é só seguir estes tutoriais. Além disso nestes tutoriais também vos explicam bem as bases todas que vão precisar de ROS2.</text:p>
      <text:p text:style-name="P9"><text:a xlink:type="simple" xlink:href="https://www.youtube.com/playlist?list=PLLSegLrePWgJudpPUof4-nVFHGkB62Izy" text:style-name="Internet_20_link" text:visited-style-name="Visited_20_Internet_20_Link"><text:span text:style-name="T2">https://www.youtube.com/playlist?list=PLLSegLrePWgJudpPUof4-nVFHGkB62Izy</text:span></text:a></text:p>
      <text:p text:style-name="P18"/>
      <text:p text:style-name="P11"><text:span text:style-name="T2">Arm (UFACTORY xArm 6): </text:span><text:a xlink:type="simple" xlink:href="https://github.com/xArm-Developer/xarm_ros2/tree/humble?tab=readme-ov-file" text:style-name="Internet_20_link" text:visited-style-name="Visited_20_Internet_20_Link"><text:span text:style-name="T4">xArm Humble Repo</text:span></text:a><text:span text:style-name="T2"> To setup the arm in your workspace, please follow the preparation steps on the xArm Humble repository.</text:span></text:p>
      <text:p text:style-name="P43"><text:span text:style-name="T2">(Isto vemos depois, </text:span><text:span text:style-name="T3">para já podem ir analisar as características do braço</text:span><text:span text:style-name="T2">)</text:span></text:p>
      <text:p text:style-name="P17"/>
      <text:p text:style-name="P17"/>
      <text:p text:style-name="P17"/>
      <text:p text:style-name="P8"/>
      <text:p text:style-name="P8"/>
      <text:p text:style-name="P8"/>
      <text:p text:style-name="P8"/>
      <text:p text:style-name="P8"/>
      <text:p text:style-name="P8"/>
      <text:p text:style-name="P8"/>
      <text:p text:style-name="P23">Terminator Keyboard Shortcuts:</text:p>
      <text:p text:style-name="P22"/>
      <table:table table:name="Table1" table:style-name="Table1">
        <table:table-column table:style-name="Table1.A"/>
        <table:table-column table:style-name="Table1.B"/>
        <table:table-row>
          <table:table-cell table:style-name="Table1.A1" office:value-type="string">
            <text:p text:style-name="Table_20_Contents">Split Vertically</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O</text:span></text:span></text:p>
          </table:table-cell>
        </table:table-row>
        <table:table-row>
          <table:table-cell table:style-name="Table1.A1" office:value-type="string">
            <text:p text:style-name="Table_20_Contents">Split Horizontally</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E</text:span></text:span></text:p>
          </table:table-cell>
        </table:table-row>
        <table:table-row>
          <table:table-cell table:style-name="Table1.A1" office:value-type="string">
            <text:p text:style-name="Table_20_Contents">Switch Next Terminal</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N</text:span></text:span></text:p>
          </table:table-cell>
        </table:table-row>
        <table:table-row>
          <table:table-cell table:style-name="Table1.A1" office:value-type="string">
            <text:p text:style-name="Table_20_Contents">Switch Previous Terminal</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P</text:span></text:span></text:p>
          </table:table-cell>
        </table:table-row>
        <table:table-row>
          <table:table-cell table:style-name="Table1.A1" office:value-type="string">
            <text:p text:style-name="Table_20_Contents">New Tab</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T</text:span></text:span></text:p>
          </table:table-cell>
        </table:table-row>
        <table:table-row>
          <table:table-cell table:style-name="Table1.A1" office:value-type="string">
            <text:p text:style-name="Table_20_Contents">Next Tab</text:p>
          </table:table-cell>
          <table:table-cell table:style-name="Table1.A1" office:value-type="string">
            <text:p text:style-name="Table_20_Contents"><text:span text:style-name="Source_20_Text"><text:span text:style-name="T1">Ctrl</text:span></text:span> + <text:span text:style-name="Source_20_Text"><text:span text:style-name="T1">Tab</text:span></text:span></text:p>
          </table:table-cell>
        </table:table-row>
        <table:table-row>
          <table:table-cell table:style-name="Table1.A1" office:value-type="string">
            <text:p text:style-name="Table_20_Contents">Previous Tab</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Tab</text:span></text:span></text:p>
          </table:table-cell>
        </table:table-row>
        <table:table-row>
          <table:table-cell table:style-name="Table1.A1" office:value-type="string">
            <text:p text:style-name="Table_20_Contents">Copy</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C</text:span></text:span></text:p>
          </table:table-cell>
        </table:table-row>
        <table:table-row>
          <table:table-cell table:style-name="Table1.A1" office:value-type="string">
            <text:p text:style-name="Table_20_Contents">Paste</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V</text:span></text:span></text:p>
          </table:table-cell>
        </table:table-row>
        <table:table-row>
          <table:table-cell table:style-name="Table1.A1" office:value-type="string">
            <text:p text:style-name="Table_20_Contents">Zoom In</text:p>
          </table:table-cell>
          <table:table-cell table:style-name="Table1.A1" office:value-type="string">
            <text:p text:style-name="Table_20_Contents"><text:span text:style-name="Source_20_Text"><text:span text:style-name="T1">Ctrl</text:span></text:span> + <text:span text:style-name="Source_20_Text"><text:span text:style-name="T1">+</text:span></text:span></text:p>
          </table:table-cell>
        </table:table-row>
        <table:table-row>
          <table:table-cell table:style-name="Table1.A1" office:value-type="string">
            <text:p text:style-name="Table_20_Contents">Zoom Out</text:p>
          </table:table-cell>
          <table:table-cell table:style-name="Table1.A1" office:value-type="string">
            <text:p text:style-name="Table_20_Contents"><text:span text:style-name="Source_20_Text"><text:span text:style-name="T1">Ctrl</text:span></text:span> + <text:span text:style-name="Source_20_Text"><text:span text:style-name="T1">-</text:span></text:span></text:p>
          </table:table-cell>
        </table:table-row>
        <table:table-row>
          <table:table-cell table:style-name="Table1.A1" office:value-type="string">
            <text:p text:style-name="Table_20_Contents">Reset Zoom</text:p>
          </table:table-cell>
          <table:table-cell table:style-name="Table1.A1" office:value-type="string">
            <text:p text:style-name="Table_20_Contents"><text:span text:style-name="Source_20_Text"><text:span text:style-name="T1">Ctrl</text:span></text:span> + <text:span text:style-name="Source_20_Text"><text:span text:style-name="T1">0</text:span></text:span></text:p>
          </table:table-cell>
        </table:table-row>
        <table:table-row>
          <table:table-cell table:style-name="Table1.A1" office:value-type="string">
            <text:p text:style-name="Table_20_Contents">Fullscreen Mode</text:p>
          </table:table-cell>
          <table:table-cell table:style-name="Table1.A1" office:value-type="string">
            <text:p text:style-name="Table_20_Contents"><text:span text:style-name="Source_20_Text"><text:span text:style-name="T1">F11</text:span></text:span></text:p>
          </table:table-cell>
        </table:table-row>
        <table:table-row>
          <table:table-cell table:style-name="Table1.A1" office:value-type="string">
            <text:p text:style-name="Table_20_Contents">Close Terminal</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W</text:span></text:span></text:p>
          </table:table-cell>
        </table:table-row>
      </table:table>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BlinkMacSystemFont, 'Segoe UI', Roboto, 'Helvetica Neue', Helvetica, 'PingFang SC', 'Hiragino Sans GB', 'Microsoft YaHei', SimSun, sans-serif"/>
    <style:font-face style:name="OpenSymbol" svg:font-family="OpenSymbol" style:font-charset="x-symbol"/>
    <style:font-face style:name="Source Code Pro" svg:font-family="'Source Code Pro', monospace"/>
    <style:font-face style:name="apple-system" svg:font-family="apple-system, BlinkMacSystemFont, 'Segoe UI', 'Noto Sans', Helvetica, Arial, sans-serif, 'Apple Color Emoji', 'Segoe UI Emoji'"/>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00:08:45.885732354</meta:creation-date>
    <meta:editing-duration>PT1H52M27S</meta:editing-duration>
    <meta:editing-cycles>12</meta:editing-cycles>
    <meta:generator>LibreOffice/7.3.7.2$Linux_X86_64 LibreOffice_project/30$Build-2</meta:generator>
    <dc:date>2025-09-27T23:16:12.942163453</dc:date>
    <meta:document-statistic meta:table-count="1" meta:image-count="0" meta:object-count="0" meta:page-count="9" meta:paragraph-count="210" meta:word-count="1407" meta:character-count="11048" meta:non-whitespace-character-count="9713"/>
  </office:meta>
</office:document-meta>
</file>